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448cm" fo:min-width="3.744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1.646cm" fo:min-width="7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5cm" fo:min-width="6.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66cm" fo:min-width="6.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45cm" fo:min-width="5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55cm" fo:min-width="5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4cm" fo:min-width="1.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15cm" fo:min-width="3.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06cm" fo:min-width="2.68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75cm" fo:min-width="8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6cm" svg:height="2.4cm" svg:x="3.984cm" svg:y="1.42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8.1cm" svg:height="1.896cm" draw:transform="skewX (0.382576172037157) translate (3cm 6cm)">
          <text:p text:style-name="P1">Podaj liczbę <text:span text:style-name="T1">całkowitą</text:span> n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6cm" svg:height="2.1cm" svg:x="3cm" svg:y="9.1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6.6cm" svg:height="1.816cm" draw:transform="skewX (0.386241363466345) translate (3cm 12.7cm)">
          <text:p text:style-name="P1">Podaj liczbę a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6.4cm" svg:height="1.7cm" svg:x="9.5cm" svg:y="17.7cm">
          <text:p text:style-name="P1">i:= i + 1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8cm" svg:height="1.8cm" draw:transform="skewX (-0.00383972435438752) translate (2.693cm 16.2cm)">
          <text:p text:style-name="P1">Iloczyn * = a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4cm" svg:height="3.3cm" svg:x="3.6cm" svg:y="19.7cm">
          <text:p text:style-name="P1">i 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7" draw:id="id7" draw:layer="layout" svg:width="4.3cm" svg:height="1.4cm" svg:x="0.9cm" svg:y="23.7cm">
          <text:p text:style-name="P1">Wynik</text:p>
          <text:p text:style-name="P1">(iloczyn)</text:p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4.5cm" svg:height="2.2cm" svg:x="6.5cm" svg:y="26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6.287cm" svg:y1="7.896cm" svg:x2="6.3cm" svg:y2="9.1cm" draw:start-shape="id1" draw:end-shape="id2" draw:end-glue-point="0" svg:d="M6287 7896v602h13v602" svg:viewBox="0 0 14 1205">
          <text:p/>
        </draw:connector>
        <draw:connector draw:style-name="gr10" draw:text-style-name="P3" draw:layer="layout" svg:x1="6.3cm" svg:y1="11.2cm" svg:x2="6.3cm" svg:y2="12.7cm" draw:start-shape="id2" draw:start-glue-point="2" draw:end-shape="id3" draw:end-glue-point="0" svg:d="M6300 11200v1500" svg:viewBox="0 0 1 1501">
          <text:p/>
        </draw:connector>
        <draw:connector draw:style-name="gr10" draw:text-style-name="P3" draw:layer="layout" svg:x1="5.561cm" svg:y1="14.516cm" svg:x2="5.593cm" svg:y2="16.2cm" draw:start-shape="id3" draw:start-glue-point="2" draw:end-shape="id4" draw:end-glue-point="0" svg:d="M5561 14516v842h32v842" svg:viewBox="0 0 33 1685">
          <text:p/>
        </draw:connector>
        <draw:connector draw:style-name="gr10" draw:text-style-name="P3" draw:layer="layout" svg:x1="5.6cm" svg:y1="18cm" svg:x2="5.6cm" svg:y2="19.7cm" draw:start-shape="id4" draw:start-glue-point="2" draw:end-shape="id5" draw:end-glue-point="4" svg:d="M5600 18000v1700" svg:viewBox="0 0 1 1701">
          <text:p/>
        </draw:connector>
        <draw:connector draw:style-name="gr11" draw:text-style-name="P3" draw:layer="layout" svg:x1="7.6cm" svg:y1="21.35cm" svg:x2="12.7cm" svg:y2="19.4cm" draw:start-shape="id5" draw:start-glue-point="7" draw:end-shape="id6" draw:end-glue-point="2" svg:d="M7600 21350h5100v-1950" svg:viewBox="0 0 5101 1951">
          <text:p text:style-name="P4">NIE</text:p>
        </draw:connector>
        <draw:connector draw:style-name="gr11" draw:text-style-name="P3" draw:layer="layout" svg:x1="3.6cm" svg:y1="21.35cm" svg:x2="3.05cm" svg:y2="23.7cm" draw:start-shape="id5" draw:start-glue-point="5" draw:end-shape="id7" draw:end-glue-point="0" svg:d="M3600 21350h-550v2350" svg:viewBox="0 0 551 2351">
          <text:p text:style-name="P1">TAK</text:p>
        </draw:connector>
        <draw:connector draw:style-name="gr10" draw:text-style-name="P3" draw:layer="layout" svg:x1="3.05cm" svg:y1="25.1cm" svg:x2="8.75cm" svg:y2="26.5cm" draw:start-shape="id7" draw:start-glue-point="2" draw:end-shape="id8" draw:end-glue-point="4" svg:d="M3050 25100v704h5700v696" svg:viewBox="0 0 5701 1401">
          <text:p/>
        </draw:connector>
        <draw:connector draw:style-name="gr10" draw:text-style-name="P3" draw:layer="layout" svg:x1="12.7cm" svg:y1="17.7cm" svg:x2="9.231cm" svg:y2="13.608cm" draw:start-shape="id6" draw:start-glue-point="0" draw:end-shape="id3" draw:end-glue-point="1" svg:d="M12700 17700v-4092h-3469" svg:viewBox="0 0 3470 4093">
          <text:p/>
        </draw:connector>
        <draw:line draw:style-name="gr10" draw:text-style-name="P3" draw:layer="layout" svg:x1="7cm" svg:y1="3.8cm" svg:x2="7cm" svg:y2="6.2cm">
          <text:p/>
        </draw:line>
        <draw:custom-shape draw:style-name="gr12" draw:text-style-name="P6" draw:layer="layout" svg:width="9.3cm" svg:height="3cm" svg:x="10.7cm" svg:y="1.1cm">
          <text:p text:style-name="P5"><text:span text:style-name="T2">Program pobiera od użytkownika</text:span></text:p>
          <text:p text:style-name="P5"><text:span text:style-name="T2">Ile liczb ma być mnożonych, </text:span></text:p>
          <text:p text:style-name="P5"><text:span text:style-name="T2">Wymnaża je i na koniec podaje </text:span></text:p>
          <text:p text:style-name="P5"><text:span text:style-name="T2">Wynik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5:44.697966247</meta:creation-date>
    <dc:date>2018-11-28T10:23:40.592059071</dc:date>
    <meta:editing-duration>PT6M54S</meta:editing-duration>
    <meta:editing-cycles>1</meta:editing-cycles>
    <meta:document-statistic meta:object-count="19"/>
    <meta:generator>LibreOffice/6.0.6.2$Linux_X86_64 LibreOffice_project/00m0$Build-2</meta:generator>
  </office:meta>
</office:document-meta>
</file>